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hallo.wav" manifest:media-type="audio/x-wav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</office:automatic-styles>
  <office:body>
    <office:drawing>
      <draw:page draw:name="page1" draw:style-name="dp1" draw:master-page-name="Default">
        <draw:frame draw:name="Media object 1" draw:style-name="gr1" draw:layer="layout" svg:width="2.724cm" svg:height="1.389cm" svg:x="1.925cm" svg:y="2.594cm">
          <draw:plugin xlink:href="Media/hallo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6T21:40:13.251000000</meta:creation-date>
    <dc:date>2024-04-16T21:41:09.858000000</dc:date>
    <meta:editing-duration>PT57S</meta:editing-duration>
    <meta:editing-cycles>1</meta:editing-cycles>
    <meta:document-statistic meta:object-count="1"/>
    <meta:generator>LibreOffice/24.2.2.2$Windows_X86_64 LibreOffice_project/d56cc158d8a96260b836f100ef4b4ef25d6f1a01</meta:generator>
  </office:meta>
</office:document-meta>
</file>